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ce181e" style:font-name="Calibri" fo:font-weight="bold" officeooo:rsid="000111d7" officeooo:paragraph-rsid="000111d7" style:font-weight-asian="bold" style:font-weight-complex="bold"/>
    </style:style>
    <style:style style:name="P2" style:family="paragraph" style:parent-style-name="Standard" style:list-style-name="L1">
      <style:text-properties style:use-window-font-color="true" style:font-name="Calibri" fo:font-weight="bold" officeooo:rsid="000111d7" officeooo:paragraph-rsid="000111d7" style:font-weight-asian="bold" style:font-weight-complex="bold"/>
    </style:style>
    <style:style style:name="P3" style:family="paragraph" style:parent-style-name="Standard" style:list-style-name="L1">
      <style:text-properties style:use-window-font-color="true" style:font-name="Calibri" fo:font-weight="bold" officeooo:rsid="00026827" officeooo:paragraph-rsid="00046372" style:font-weight-asian="bold" style:font-weight-complex="bold"/>
    </style:style>
    <style:style style:name="P4" style:family="paragraph" style:parent-style-name="Standard" style:list-style-name="L1">
      <style:text-properties style:use-window-font-color="true" style:font-name="Calibri" fo:font-weight="bold" officeooo:rsid="00046372" officeooo:paragraph-rsid="00046372" style:font-weight-asian="bold" style:font-weight-complex="bold"/>
    </style:style>
    <style:style style:name="P5" style:family="paragraph" style:parent-style-name="Standard" style:list-style-name="L1">
      <style:text-properties style:use-window-font-color="true" style:font-name="Calibri" fo:font-weight="bold" officeooo:rsid="00046372" officeooo:paragraph-rsid="0005803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6827" style:font-weight-asian="normal" style:font-weight-complex="normal"/>
    </style:style>
    <style:style style:name="T3" style:family="text">
      <style:text-properties fo:font-weight="normal" officeooo:rsid="00046372" style:font-weight-asian="normal" style:font-weight-complex="normal"/>
    </style:style>
    <style:style style:name="T4" style:family="text">
      <style:text-properties fo:font-weight="normal" officeooo:rsid="0006112d" style:font-weight-asian="normal" style:font-weight-complex="normal"/>
    </style:style>
    <style:style style:name="T5" style:family="text">
      <style:text-properties officeooo:rsid="00046372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46372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58031" style:font-style-asian="italic" style:font-weight-asian="normal" style:font-style-complex="italic" style:font-weight-complex="normal"/>
    </style:style>
    <style:style style:name="T9" style:family="text">
      <style:text-properties fo:font-style="normal" officeooo:rsid="00058031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4637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58031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OLE AZIENDALI</text:p>
      <text:p text:style-name="P1"><text:span text:style-name="T1"/></text:p>
      <text:list xml:id="list2166214085" text:style-name="L1">
        <text:list-item>
          <text:p text:style-name="P2"><text:span text:style-name="T1">Una puntata di un Programma TV è esprimibile tramite un Episodio, dove il titolo del Contenuto collegato tramite “Composizione Serie” corrisponde al nome del Programma, mentre l’attributo “titolo” di Episodio </text:span><text:span text:style-name="T2">indica la puntata e “stagione” l’edizione del Programma</text:span></text:p>
        </text:list-item>
        <text:list-item>
          <text:p text:style-name="P3"><text:span text:style-name="T1">Un Contenuto può </text:span><text:span text:style-name="T11">partecipare alla</text:span><text:span text:style-name="T1"> relazione “Composizione Serie” con un Episodio solo se l’attributo “durata” del Contenuto </text:span><text:span text:style-name="T3">ha valore</text:span><text:span text:style-name="T1"> </text:span>nullo<text:span text:style-name="T1"> </text:span><text:span text:style-name="T3">(</text:span><text:span text:style-name="T8">Contenuto visto come </text:span><text:span text:style-name="T7">Serie TV</text:span><text:span text:style-name="T3">)</text:span><text:span text:style-name="T1">.</text:span></text:p>
        </text:list-item>
        <text:list-item>
          <text:p text:style-name="P3"><text:span text:style-name="T1">Un Contenuto può </text:span><text:span text:style-name="T11">partecipare alla</text:span><text:span text:style-name="T1"> relazione “</text:span><text:span text:style-name="T4">Proiezione</text:span><text:span text:style-name="T1">” con un </text:span><text:span text:style-name="T4">Cinema oppure alla relazione “Trasmissione Film” con una Piattaforma</text:span><text:span text:style-name="T1"> solo se l’attributo “durata” del Contenuto </text:span><text:span text:style-name="T3">ha valore </text:span><text:span text:style-name="T5">non</text:span> nullo<text:span text:style-name="T1"> </text:span><text:span text:style-name="T3">(</text:span><text:span text:style-name="T8">Contenuto visto come </text:span><text:span text:style-name="T7">Film)</text:span><text:span text:style-name="T1">.</text:span></text:p>
        </text:list-item>
        <text:list-item>
          <text:p text:style-name="P4"><text:span text:style-name="T1">Un Utente può </text:span><text:span text:style-name="T10">partecipare alla</text:span><text:span text:style-name="T1"> relazione “Pubblicazione” con una Notizia solo se l’attributo “data inizio” dell’Utente ha valore </text:span>non nullo<text:span text:style-name="T1"> (</text:span><text:span text:style-name="T8">Utente visto come</text:span><text:span text:style-name="T6"> Redattore</text:span><text:span text:style-name="T10">)</text:span></text:p>
        </text:list-item>
        <text:list-item>
          <text:p text:style-name="P4"><text:span text:style-name="T10">Una Piattaforma può partecipare alla relazione “Rilascio” con un Contenuto </text:span><text:span text:style-name="T12">solo se l’attributo “sito web” della Piattaforma ha valore </text:span><text:span text:style-name="T9">non nullo</text:span><text:span text:style-name="T12"> (</text:span><text:span text:style-name="T8">Piattaforma come Piattaforma di Streaming</text:span><text:span text:style-name="T12">)</text:span></text:p>
        </text:list-item>
        <text:list-item>
          <text:p text:style-name="P5"><text:span text:style-name="T10">Una Piattaforma può partecipare alla relazione “</text:span><text:span text:style-name="T12">Trasmissione Film</text:span><text:span text:style-name="T10">” con un Contenuto </text:span><text:span text:style-name="T12">oppure alla relazione “Trasmissione Episodio” con un Episodio solo se l’attributo “sito web” della Piattaforma ha valore </text:span><text:span text:style-name="T9">nullo</text:span><text:span text:style-name="T12"> (</text:span><text:span text:style-name="T8">Piattaforma come Canale TV</text:span><text:span text:style-name="T12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5-27T17:34:30.821000000</dc:date>
    <meta:editing-duration>PT2M47S</meta:editing-duration>
    <meta:editing-cycles>1</meta:editing-cycles>
    <meta:document-statistic meta:table-count="0" meta:image-count="0" meta:object-count="0" meta:page-count="1" meta:paragraph-count="7" meta:word-count="186" meta:character-count="1276" meta:non-whitespace-character-count="1103"/>
  </office:meta>
</office:document-meta>
</file>